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<text:span text:style-name="T1">Use case of xspec integration test </text:span>with Maven and Oxygen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otiv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it Testing is good ! </text:p>
              </text:list-item>
              <text:list-item>
                <text:p>… but <text:s/>long to write and maintain</text:p>
              </text:list-item>
              <text:list-item>
                <text:p>What about Integration Test ?</text:p>
              </text:list-item>
              <text:list-item>
                <text:p><text:s/>Every XSLT developer has an sample input somewhere on his computer</text:p>
              </text:list-item>
              <text:list-item>
                <text:p>It cost almost no time to add Integration Tests</text:p>
              </text:list-item>
              <text:list-item>
                <text:p>It helps maintaining the project</text:p>
              </text:list-item>
              <text:list-item>
                <text:p>It’s a kind of documentatio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he process we made up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XSL <text:span text:style-name="T2">Libraries</text:span> still must have unit tests</text:p>
                <text:p/>
              </text:list-item>
              <text:list-item>
                <text:p>XSL <text:span text:style-name="T2">Transformation</text:span> may only have an integration 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ow to ?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mo « ouvrage to html 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Resul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Quick and easy</text:p>
              </text:list-item>
              <text:list-item>
                <text:p>Maven Plugin make us more confident with commiting</text:p>
              </text:list-item>
              <text:list-item>
                <text:p>Serialisation</text:p>
              </text:list-item>
              <text:list-item>
                <text:p>Oxygen Scenario to commit too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Ques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Questions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2:54:13.689000000</meta:creation-date>
    <meta:editing-duration>PT7M54S</meta:editing-duration>
    <meta:editing-cycles>3</meta:editing-cycles>
    <meta:generator>LibreOffice/6.0.0.3$Windows_X86_64 LibreOffice_project/64a0f66915f38c6217de274f0aa8e15618924765</meta:generator>
    <dc:title>Blue Curve</dc:title>
    <dc:date>2018-02-08T03:26:10.935000000</dc:date>
    <meta:document-statistic meta:object-count="58"/>
  </office:meta>
</office:document-meta>
</file>